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A1:Sheet1.A6 Sheet1.B1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8" calcext:value-type="float">
            <text:p>0.0028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56" calcext:value-type="float">
            <text:p>0.00256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48" calcext:value-type="float">
            <text:p>0.0024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3" calcext:value-type="float">
            <text:p>0.0023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21" calcext:value-type="float">
            <text:p>0.0021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table:number-columns-repeated="9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table:formula="of:=169+256" office:value-type="float" office:value="425" calcext:value-type="float">
            <text:p>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07:21:19.839406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7:42:40.365828300</meta:creation-date>
    <meta:editing-duration>PT12M11S</meta:editing-duration>
    <meta:editing-cycles>2</meta:editing-cycles>
    <meta:generator>LibreOffice/5.1.6.2$Linux_X86_64 LibreOffice_project/10m0$Build-2</meta:generator>
    <dc:date>2018-10-04T07:43:50.035199337</dc:date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943cm" svg:y="0.316cm" chart:style-name="ch2">
          <text:p>Производительность коммуникационной сети</text:p>
        </chart:title>
        <chart:plot-area chart:style-name="ch3" table:cell-range-address="Sheet1.A1:Sheet1.B6" svg:x="1.643cm" svg:y="1.589cm" svg:width="14.037cm" svg:height="5.938cm">
          <chartooo:coordinate-region svg:x="3.012cm" svg:y="1.776cm" svg:width="12.361cm" svg:height="5.128cm"/>
          <chart:axis chart:dimension="x" chart:name="primary-x" chart:style-name="ch4">
            <chart:title svg:x="6.641cm" svg:y="7.707cm" chart:style-name="ch5">
              <text:p>количество ядер</text:p>
            </chart:title>
          </chart:axis>
          <chart:axis chart:dimension="y" chart:name="primary-y" chart:style-name="ch4">
            <chart:title svg:x="0.451cm" svg:y="5.545cm" chart:style-name="ch6">
              <text:p>ГБ./сек.</text:p>
            </chart:title>
            <chart:grid chart:style-name="ch7" chart:class="major"/>
          </chart:axis>
          <chart:series chart:style-name="ch8" chart:values-cell-range-address="Sheet1.B1:Sheet1.B6" chart:class="chart:scatter">
            <chart:domain table:cell-range-address="Sheet1.A1:Sheet1.A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6</svg:desc>
                </draw:g>
              </table:table-cell>
              <table:table-cell office:value-type="float" office:value="0.0028">
                <text:p>0.0028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248">
                <text:p>0.00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